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denau, Germany<text:tab/>50.38047<text:tab/>6.930005<text:tab/>success</text:p>
          </table:table-cell>
        </table:table-row>
        <table:table-row table:style-name="ro1">
          <table:table-cell office:value-type="string" calcext:value-type="string">
            <text:p>Bad Godesberg, Germany<text:tab/>50.687202<text:tab/>7.173598<text:tab/>success</text:p>
          </table:table-cell>
        </table:table-row>
        <table:table-row table:style-name="ro1">
          <table:table-cell office:value-type="string" calcext:value-type="string">
            <text:p>Bad Breisig, Germany<text:tab/>50.509707<text:tab/>7.298993<text:tab/>success</text:p>
          </table:table-cell>
        </table:table-row>
        <table:table-row table:style-name="ro1">
          <table:table-cell office:value-type="string" calcext:value-type="string">
            <text:p>Bassenheim, Germany<text:tab/>50.359418<text:tab/>7.461163<text:tab/>success</text:p>
          </table:table-cell>
        </table:table-row>
        <table:table-row table:style-name="ro1">
          <table:table-cell office:value-type="string" calcext:value-type="string">
            <text:p>Billigheim, Germany<text:tab/>49.350429<text:tab/>9.254114<text:tab/>success</text:p>
          </table:table-cell>
        </table:table-row>
        <table:table-row table:style-name="ro1">
          <table:table-cell office:value-type="string" calcext:value-type="string">
            <text:p>Bonn, Germany<text:tab/>50.724104<text:tab/>7.114887<text:tab/>success</text:p>
          </table:table-cell>
        </table:table-row>
        <table:table-row table:style-name="ro1">
          <table:table-cell office:value-type="string" calcext:value-type="string">
            <text:p>Buding, France<text:tab/>49.328013<text:tab/>6.323397<text:tab/>success</text:p>
          </table:table-cell>
        </table:table-row>
        <table:table-row table:style-name="ro1">
          <table:table-cell office:value-type="string" calcext:value-type="string">
            <text:p>Perl, Germany<text:tab/>49.47473<text:tab/>6.387854<text:tab/>success</text:p>
          </table:table-cell>
        </table:table-row>
        <table:table-row table:style-name="ro1">
          <table:table-cell office:value-type="string" calcext:value-type="string">
            <text:p>Eller, Dusseldorf, Germany<text:tab/>51.201369<text:tab/>6.840536<text:tab/>success</text:p>
          </table:table-cell>
        </table:table-row>
        <table:table-row table:style-name="ro1">
          <table:table-cell office:value-type="string" calcext:value-type="string">
            <text:p>Elmpt, Germany<text:tab/>51.21029<text:tab/>6.1532<text:tab/>success</text:p>
          </table:table-cell>
        </table:table-row>
        <table:table-row table:style-name="ro1">
          <table:table-cell office:value-type="string" calcext:value-type="string">
            <text:p>Enkirch, Germany<text:tab/>49.981964<text:tab/>7.124642<text:tab/>success</text:p>
          </table:table-cell>
        </table:table-row>
        <table:table-row table:style-name="ro1">
          <table:table-cell office:value-type="string" calcext:value-type="string">
            <text:p>Eppenbrunn, Germany<text:tab/>49.11428<text:tab/>7.568583<text:tab/>success</text:p>
          </table:table-cell>
        </table:table-row>
        <table:table-row table:style-name="ro1">
          <table:table-cell office:value-type="string" calcext:value-type="string">
            <text:p>Garche<text:tab/>failed<text:tab/>failed<text:tab/>failed</text:p>
          </table:table-cell>
        </table:table-row>
        <table:table-row table:style-name="ro1">
          <table:table-cell office:value-type="string" calcext:value-type="string">
            <text:p>Gemünden a. Main, Germany<text:tab/>50.061141<text:tab/>9.684191<text:tab/>success</text:p>
          </table:table-cell>
        </table:table-row>
        <table:table-row table:style-name="ro1">
          <table:table-cell office:value-type="string" calcext:value-type="string">
            <text:p>Heuchelheim-Klingen, Germany<text:tab/>49.145824<text:tab/>8.055285<text:tab/>success</text:p>
          </table:table-cell>
        </table:table-row>
        <table:table-row table:style-name="ro1">
          <table:table-cell office:value-type="string" calcext:value-type="string">
            <text:p>Koblenz, Germany<text:tab/>50.355975<text:tab/>7.592158<text:tab/>success</text:p>
          </table:table-cell>
        </table:table-row>
        <table:table-row table:style-name="ro1">
          <table:table-cell office:value-type="string" calcext:value-type="string">
            <text:p>Haus Löstertal, Germany<text:tab/>49.571164<text:tab/>6.923012<text:tab/>success</text:p>
          </table:table-cell>
        </table:table-row>
        <table:table-row table:style-name="ro1">
          <table:table-cell office:value-type="string" calcext:value-type="string">
            <text:p>Langenlonsheim, Germany<text:tab/>49.897663<text:tab/>7.902518<text:tab/>success</text:p>
          </table:table-cell>
        </table:table-row>
        <table:table-row table:style-name="ro1">
          <table:table-cell office:value-type="string" calcext:value-type="string">
            <text:p>Lutzerath, Germany<text:tab/>50.127204<text:tab/>7.008013<text:tab/>success</text:p>
          </table:table-cell>
        </table:table-row>
        <table:table-row table:style-name="ro1">
          <table:table-cell office:value-type="string" calcext:value-type="string">
            <text:p>Mertloch, Germany<text:tab/>50.270309<text:tab/>7.307007<text:tab/>success</text:p>
          </table:table-cell>
        </table:table-row>
        <table:table-row table:style-name="ro1">
          <table:table-cell office:value-type="string" calcext:value-type="string">
            <text:p>Minfeld, Germany<text:tab/>49.07047<text:tab/>8.147815<text:tab/>success</text:p>
          </table:table-cell>
        </table:table-row>
        <table:table-row table:style-name="ro1">
          <table:table-cell office:value-type="string" calcext:value-type="string">
            <text:p>Perl, Germany<text:tab/>49.47473<text:tab/>6.387854<text:tab/>success</text:p>
          </table:table-cell>
        </table:table-row>
        <table:table-row table:style-name="ro1">
          <table:table-cell office:value-type="string" calcext:value-type="string">
            <text:p>Oberthal, Germany<text:tab/>49.513141<text:tab/>7.086152<text:tab/>success</text:p>
          </table:table-cell>
        </table:table-row>
        <table:table-row table:style-name="ro1">
          <table:table-cell office:value-type="string" calcext:value-type="string">
            <text:p>Ohlweiler, Germany<text:tab/>49.96667<text:tab/>7.5<text:tab/>success</text:p>
          </table:table-cell>
        </table:table-row>
        <table:table-row table:style-name="ro1">
          <table:table-cell office:value-type="string" calcext:value-type="string">
            <text:p>Rheinzabern, Germany<text:tab/>49.117679<text:tab/>8.277205<text:tab/>success</text:p>
          </table:table-cell>
        </table:table-row>
        <table:table-row table:style-name="ro1">
          <table:table-cell office:value-type="string" calcext:value-type="string">
            <text:p>Ringen, Germany<text:tab/>48.260267<text:tab/>8.835442<text:tab/>success</text:p>
          </table:table-cell>
        </table:table-row>
        <table:table-row table:style-name="ro1">
          <table:table-cell office:value-type="string" calcext:value-type="string">
            <text:p>Saarlouis, Germany<text:tab/>49.322653<text:tab/>6.751864<text:tab/>success</text:p>
          </table:table-cell>
        </table:table-row>
        <table:table-row table:style-name="ro1">
          <table:table-cell office:value-type="string" calcext:value-type="string">
            <text:p>Sankt Goar, Germany<text:tab/>50.154093<text:tab/>7.711392<text:tab/>success</text:p>
          </table:table-cell>
        </table:table-row>
        <table:table-row table:style-name="ro1">
          <table:table-cell office:value-type="string" calcext:value-type="string">
            <text:p>Sankt Sebastian, Germany<text:tab/>50.412078<text:tab/>7.563321<text:tab/>success</text:p>
          </table:table-cell>
        </table:table-row>
        <table:table-row table:style-name="ro1">
          <table:table-cell office:value-type="string" calcext:value-type="string">
            <text:p>Wadgassen, Germany<text:tab/>49.2667<text:tab/>6.78333<text:tab/>success</text:p>
          </table:table-cell>
        </table:table-row>
        <table:table-row table:style-name="ro1">
          <table:table-cell office:value-type="string" calcext:value-type="string">
            <text:p>Scheuern, Germany<text:tab/>48.352569<text:tab/>12.306821<text:tab/>success</text:p>
          </table:table-cell>
        </table:table-row>
        <table:table-row table:style-name="ro1">
          <table:table-cell office:value-type="string" calcext:value-type="string">
            <text:p>Schweigen-Rechtenbach, Germany<text:tab/>49.04713<text:tab/>7.959899<text:tab/>success</text:p>
          </table:table-cell>
        </table:table-row>
        <table:table-row table:style-name="ro1">
          <table:table-cell office:value-type="string" calcext:value-type="string">
            <text:p>Sohren, Germany<text:tab/>49.929805<text:tab/>7.307095<text:tab/>success</text:p>
          </table:table-cell>
        </table:table-row>
        <table:table-row table:style-name="ro1">
          <table:table-cell office:value-type="string" calcext:value-type="string">
            <text:p>Stromberg, Germany<text:tab/>49.946824<text:tab/>7.78274<text:tab/>success</text:p>
          </table:table-cell>
        </table:table-row>
        <table:table-row table:style-name="ro1">
          <table:table-cell office:value-type="string" calcext:value-type="string">
            <text:p>Traben-Trarbach, Germany<text:tab/>49.953114<text:tab/>7.12021<text:tab/>success</text:p>
          </table:table-cell>
        </table:table-row>
        <table:table-row table:style-name="ro1">
          <table:table-cell office:value-type="string" calcext:value-type="string">
            <text:p>Merzig, Germany<text:tab/>49.465511<text:tab/>6.620629<text:tab/>success</text:p>
          </table:table-cell>
        </table:table-row>
        <table:table-row table:style-name="ro1">
          <table:table-cell office:value-type="string" calcext:value-type="string">
            <text:p>Villip, Germany<text:tab/>50.63682<text:tab/>7.09592<text:tab/>success</text:p>
          </table:table-cell>
        </table:table-row>
        <table:table-row table:style-name="ro1">
          <table:table-cell office:value-type="string" calcext:value-type="string">
            <text:p>Virneburg, Germany<text:tab/>50.343046<text:tab/>7.078955<text:tab/>success</text:p>
          </table:table-cell>
        </table:table-row>
        <table:table-row table:style-name="ro1">
          <table:table-cell office:value-type="string" calcext:value-type="string">
            <text:p>Waldalgesheim, Germany<text:tab/>49.950462<text:tab/>7.831507<text:tab/>success</text:p>
          </table:table-cell>
        </table:table-row>
        <table:table-row table:style-name="ro1">
          <table:table-cell office:value-type="string" calcext:value-type="string">
            <text:p>Winden im Elztal, Germany<text:tab/>48.152164<text:tab/>8.04197<text:tab/>success</text:p>
          </table:table-cell>
        </table:table-row>
        <table:table-row table:style-name="ro1">
          <table:table-cell office:value-type="string" calcext:value-type="string">
            <text:p>Winningen, Germany<text:tab/>50.31082<text:tab/>7.515857<text:tab/>success</text:p>
          </table:table-cell>
        </table:table-row>
        <table:table-row table:style-name="ro1">
          <table:table-cell office:value-type="string" calcext:value-type="string">
            <text:p>Winterburg, Germany<text:tab/>49.8667<text:tab/>7.65<text:tab/>success</text:p>
          </table:table-cell>
        </table:table-row>
        <table:table-row table:style-name="ro1">
          <table:table-cell office:value-type="string" calcext:value-type="string">
            <text:p>Zell am Harmersbach, Germany<text:tab/>48.347977<text:tab/>8.071256<text:tab/>success</text:p>
          </table:table-cell>
        </table:table-row>
        <table:table-row table:style-name="ro1">
          <table:table-cell office:value-type="string" calcext:value-type="string">
            <text:p>Ahrweiler , Germany<text:tab/>50.495396<text:tab/>7.069909<text:tab/>success</text:p>
          </table:table-cell>
        </table:table-row>
        <table:table-row table:style-name="ro1">
          <table:table-cell office:value-type="string" calcext:value-type="string">
            <text:p>Marpingen, Germany<text:tab/>49.45<text:tab/>7.05<text:tab/>success</text:p>
          </table:table-cell>
        </table:table-row>
        <table:table-row table:style-name="ro1">
          <table:table-cell office:value-type="string" calcext:value-type="string">
            <text:p>Bad Kreuznach, Germany<text:tab/>49.841345<text:tab/>7.869982<text:tab/>success</text:p>
          </table:table-cell>
        </table:table-row>
        <table:table-row table:style-name="ro1">
          <table:table-cell office:value-type="string" calcext:value-type="string">
            <text:p>Beulich, Germany<text:tab/>50.17515<text:tab/>7.45279<text:tab/>success</text:p>
          </table:table-cell>
        </table:table-row>
        <table:table-row table:style-name="ro1">
          <table:table-cell office:value-type="string" calcext:value-type="string">
            <text:p>Boppard, Germany<text:tab/>50.236756<text:tab/>7.581408<text:tab/>success</text:p>
          </table:table-cell>
        </table:table-row>
        <table:table-row table:style-name="ro1">
          <table:table-cell office:value-type="string" calcext:value-type="string">
            <text:p>Cochem, Germany<text:tab/>50.155981<text:tab/>7.173496<text:tab/>success</text:p>
          </table:table-cell>
        </table:table-row>
        <table:table-row table:style-name="ro1">
          <table:table-cell office:value-type="string" calcext:value-type="string">
            <text:p>Dierbach, Germany<text:tab/>49.081264<text:tab/>8.067855<text:tab/>success</text:p>
          </table:table-cell>
        </table:table-row>
        <table:table-row table:style-name="ro1">
          <table:table-cell office:value-type="string" calcext:value-type="string">
            <text:p>Elmpt, Germany<text:tab/>51.210484<text:tab/>6.139964<text:tab/>success</text:p>
          </table:table-cell>
        </table:table-row>
        <table:table-row table:style-name="ro1">
          <table:table-cell office:value-type="string" calcext:value-type="string">
            <text:p>Eppelborn, Germany<text:tab/>49.407925<text:tab/>6.95904<text:tab/>success</text:p>
          </table:table-cell>
        </table:table-row>
        <table:table-row table:style-name="ro1">
          <table:table-cell office:value-type="string" calcext:value-type="string">
            <text:p>Schwalbach, Germany<text:tab/>49.296664<text:tab/>6.807061<text:tab/>success</text:p>
          </table:table-cell>
        </table:table-row>
        <table:table-row table:style-name="ro1">
          <table:table-cell office:value-type="string" calcext:value-type="string">
            <text:p>Hauenstein, Germany<text:tab/>49.191043<text:tab/>7.846517<text:tab/>success</text:p>
          </table:table-cell>
        </table:table-row>
        <table:table-row table:style-name="ro1">
          <table:table-cell office:value-type="string" calcext:value-type="string">
            <text:p>Heimersheim, Germany<text:tab/>50.547565<text:tab/>7.175826<text:tab/>success</text:p>
          </table:table-cell>
        </table:table-row>
        <table:table-row table:style-name="ro1">
          <table:table-cell office:value-type="string" calcext:value-type="string">
            <text:p>Hüffelsheim, Germany<text:tab/>49.822933<text:tab/>7.803089<text:tab/>success</text:p>
          </table:table-cell>
        </table:table-row>
        <table:table-row table:style-name="ro1">
          <table:table-cell office:value-type="string" calcext:value-type="string">
            <text:p>Kapellen, Belgium<text:tab/>51.332366<text:tab/>4.437534<text:tab/>success</text:p>
          </table:table-cell>
        </table:table-row>
        <table:table-row table:style-name="ro1">
          <table:table-cell office:value-type="string" calcext:value-type="string">
            <text:p>Kastel, Belgium<text:tab/>51.048991<text:tab/>4.166787<text:tab/>success</text:p>
          </table:table-cell>
        </table:table-row>
        <table:table-row table:style-name="ro1">
          <table:table-cell office:value-type="string" calcext:value-type="string">
            <text:p>Kirchberg, Germany<text:tab/>50.622703<text:tab/>12.524371<text:tab/>success</text:p>
          </table:table-cell>
        </table:table-row>
        <table:table-row table:style-name="ro1">
          <table:table-cell office:value-type="string" calcext:value-type="string">
            <text:p>Klingenmünster, Germany<text:tab/>49.140647<text:tab/>8.018015<text:tab/>success</text:p>
          </table:table-cell>
        </table:table-row>
        <table:table-row table:style-name="ro1">
          <table:table-cell office:value-type="string" calcext:value-type="string">
            <text:p>Leidingen, Germany<text:tab/>49.30814<text:tab/>6.60985<text:tab/>success</text:p>
          </table:table-cell>
        </table:table-row>
        <table:table-row table:style-name="ro1">
          <table:table-cell office:value-type="string" calcext:value-type="string">
            <text:p>Ludwigswinkel, Germany<text:tab/>49.076269<text:tab/>7.664021<text:tab/>success</text:p>
          </table:table-cell>
        </table:table-row>
        <table:table-row table:style-name="ro1">
          <table:table-cell office:value-type="string" calcext:value-type="string">
            <text:p>Mayen, Germany<text:tab/>50.327359<text:tab/>7.228575<text:tab/>success</text:p>
          </table:table-cell>
        </table:table-row>
        <table:table-row table:style-name="ro1">
          <table:table-cell office:value-type="string" calcext:value-type="string">
            <text:p>Billigheim-Ingenheim, Germany<text:tab/>49.137574<text:tab/>8.098861<text:tab/>success</text:p>
          </table:table-cell>
        </table:table-row>
        <table:table-row table:style-name="ro1">
          <table:table-cell office:value-type="string" calcext:value-type="string">
            <text:p>Bad Münstereifel, Germany<text:tab/>50.55538<text:tab/>6.760934<text:tab/>success</text:p>
          </table:table-cell>
        </table:table-row>
        <table:table-row table:style-name="ro1">
          <table:table-cell office:value-type="string" calcext:value-type="string">
            <text:p>Niederfell, Germany<text:tab/>50.284148<text:tab/>7.457234<text:tab/>success</text:p>
          </table:table-cell>
        </table:table-row>
        <table:table-row table:style-name="ro1">
          <table:table-cell office:value-type="string" calcext:value-type="string">
            <text:p>Oberwesel, Germany<text:tab/>50.104152<text:tab/>7.732882<text:tab/>success</text:p>
          </table:table-cell>
        </table:table-row>
        <table:table-row table:style-name="ro1">
          <table:table-cell office:value-type="string" calcext:value-type="string">
            <text:p>Ollheim, Germany<text:tab/>50.686311<text:tab/>6.894618<text:tab/>success</text:p>
          </table:table-cell>
        </table:table-row>
        <table:table-row table:style-name="ro1">
          <table:table-cell office:value-type="string" calcext:value-type="string">
            <text:p>Gemeinde Pommern, Germany<text:tab/>50.171139<text:tab/>7.270374<text:tab/>success</text:p>
          </table:table-cell>
        </table:table-row>
        <table:table-row table:style-name="ro1">
          <table:table-cell office:value-type="string" calcext:value-type="string">
            <text:p>Rheinböllen, Germany<text:tab/>50.005348<text:tab/>7.671679<text:tab/>success</text:p>
          </table:table-cell>
        </table:table-row>
        <table:table-row table:style-name="ro1">
          <table:table-cell office:value-type="string" calcext:value-type="string">
            <text:p>Rhens, Germany<text:tab/>50.281416<text:tab/>7.617862<text:tab/>success</text:p>
          </table:table-cell>
        </table:table-row>
        <table:table-row table:style-name="ro1">
          <table:table-cell office:value-type="string" calcext:value-type="string">
            <text:p>Rohrbach, Germany<text:tab/>49.137598<text:tab/>8.133242<text:tab/>success</text:p>
          </table:table-cell>
        </table:table-row>
        <table:table-row table:style-name="ro1">
          <table:table-cell office:value-type="string" calcext:value-type="string">
            <text:p>Saarlouis, Germany<text:tab/>49.322653<text:tab/>6.751864<text:tab/>success</text:p>
          </table:table-cell>
        </table:table-row>
        <table:table-row table:style-name="ro1">
          <table:table-cell office:value-type="string" calcext:value-type="string">
            <text:p>Saffig, Germany<text:tab/>50.380288<text:tab/>7.414689<text:tab/>success</text:p>
          </table:table-cell>
        </table:table-row>
        <table:table-row table:style-name="ro1">
          <table:table-cell office:value-type="string" calcext:value-type="string">
            <text:p>Schindhard, Germany<text:tab/>49.143443<text:tab/>7.818998<text:tab/>success</text:p>
          </table:table-cell>
        </table:table-row>
        <table:table-row table:style-name="ro1">
          <table:table-cell office:value-type="string" calcext:value-type="string">
            <text:p>Schwemlingen, Germany<text:tab/>49.46579<text:tab/>6.58777<text:tab/>success</text:p>
          </table:table-cell>
        </table:table-row>
        <table:table-row table:style-name="ro1">
          <table:table-cell office:value-type="string" calcext:value-type="string">
            <text:p>Sotzweiler, Germany<text:tab/>49.46715<text:tab/>7.00026<text:tab/>success</text:p>
          </table:table-cell>
        </table:table-row>
        <table:table-row table:style-name="ro1">
          <table:table-cell office:value-type="string" calcext:value-type="string">
            <text:p>Steinweiler, Germany<text:tab/>49.120699<text:tab/>8.138664<text:tab/>success</text:p>
          </table:table-cell>
        </table:table-row>
        <table:table-row table:style-name="ro1">
          <table:table-cell office:value-type="string" calcext:value-type="string">
            <text:p>Weiten, Austria<text:tab/>48.289297<text:tab/>15.25307<text:tab/>success</text:p>
          </table:table-cell>
        </table:table-row>
        <table:table-row table:style-name="ro1">
          <table:table-cell office:value-type="string" calcext:value-type="string">
            <text:p>Wiebelsheim, Germany<text:tab/>50.08333<text:tab/>7.63333<text:tab/>success</text:p>
          </table:table-cell>
        </table:table-row>
        <table:table-row table:style-name="ro1">
          <table:table-cell office:value-type="string" calcext:value-type="string">
            <text:p>Altforweiler, Germany<text:tab/>49.27411<text:tab/>6.70598<text:tab/>success</text:p>
          </table:table-cell>
        </table:table-row>
        <table:table-row table:style-name="ro1">
          <table:table-cell office:value-type="string" calcext:value-type="string">
            <text:p>Aremberg, Germany<text:tab/>50.4167<text:tab/>6.8<text:tab/>success</text:p>
          </table:table-cell>
        </table:table-row>
        <table:table-row table:style-name="ro1">
          <table:table-cell office:value-type="string" calcext:value-type="string">
            <text:p>Landau, Germany<text:tab/>49.19867<text:tab/>8.120824<text:tab/>success</text:p>
          </table:table-cell>
        </table:table-row>
        <table:table-row table:style-name="ro1">
          <table:table-cell office:value-type="string" calcext:value-type="string">
            <text:p>Bad Bergzaben, Germany<text:tab/>49.100358<text:tab/>8.002299<text:tab/>success</text:p>
          </table:table-cell>
        </table:table-row>
        <table:table-row table:style-name="ro1">
          <table:table-cell office:value-type="string" calcext:value-type="string">
            <text:p>Beckingen, Germany<text:tab/>49.390102<text:tab/>6.703533<text:tab/>success</text:p>
          </table:table-cell>
        </table:table-row>
        <table:table-row table:style-name="ro1">
          <table:table-cell office:value-type="string" calcext:value-type="string">
            <text:p>Beilstein, Germany<text:tab/>49.040052<text:tab/>9.312917<text:tab/>success</text:p>
          </table:table-cell>
        </table:table-row>
        <table:table-row table:style-name="ro1">
          <table:table-cell office:value-type="string" calcext:value-type="string">
            <text:p>Birkweiler, Germany<text:tab/>49.205381<text:tab/>8.037264<text:tab/>success</text:p>
          </table:table-cell>
        </table:table-row>
        <table:table-row table:style-name="ro1">
          <table:table-cell office:value-type="string" calcext:value-type="string">
            <text:p>Bliesen, Germany<text:tab/>49.49528<text:tab/>7.1116<text:tab/>success</text:p>
          </table:table-cell>
        </table:table-row>
        <table:table-row table:style-name="ro1">
          <table:table-cell office:value-type="string" calcext:value-type="string">
            <text:p>Busenberg, Germany<text:tab/>49.130379<text:tab/>7.826665<text:tab/>success</text:p>
          </table:table-cell>
        </table:table-row>
        <table:table-row table:style-name="ro1">
          <table:table-cell office:value-type="string" calcext:value-type="string">
            <text:p>Dahn, Germany<text:tab/>49.153829<text:tab/>7.78362<text:tab/>success</text:p>
          </table:table-cell>
        </table:table-row>
        <table:table-row table:style-name="ro1">
          <table:table-cell office:value-type="string" calcext:value-type="string">
            <text:p>Dahn, Germany<text:tab/>49.153829<text:tab/>7.78362<text:tab/>success</text:p>
          </table:table-cell>
        </table:table-row>
        <table:table-row table:style-name="ro1">
          <table:table-cell office:value-type="string" calcext:value-type="string">
            <text:p>Fischbach bei Dahn, Germany<text:tab/>49.089769<text:tab/>7.707148<text:tab/>success</text:p>
          </table:table-cell>
        </table:table-row>
        <table:table-row table:style-name="ro1">
          <table:table-cell office:value-type="string" calcext:value-type="string">
            <text:p>Freckenfeld, Germany<text:tab/>49.066286<text:tab/>8.112788<text:tab/>success</text:p>
          </table:table-cell>
        </table:table-row>
        <table:table-row table:style-name="ro1">
          <table:table-cell office:value-type="string" calcext:value-type="string">
            <text:p>Heuchelheim, Germany<text:tab/>50.583798<text:tab/>8.631005<text:tab/>success</text:p>
          </table:table-cell>
        </table:table-row>
        <table:table-row table:style-name="ro1">
          <table:table-cell office:value-type="string" calcext:value-type="string">
            <text:p>Kaisersesch, Germany<text:tab/>50.23152<text:tab/>7.136104<text:tab/>success</text:p>
          </table:table-cell>
        </table:table-row>
        <table:table-row table:style-name="ro1">
          <table:table-cell office:value-type="string" calcext:value-type="string">
            <text:p>Kandel, Germany<text:tab/>49.080579<text:tab/>8.196146<text:tab/>success</text:p>
          </table:table-cell>
        </table:table-row>
        <table:table-row table:style-name="ro1">
          <table:table-cell office:value-type="string" calcext:value-type="string">
            <text:p>Kempenich, Germany<text:tab/>50.420346<text:tab/>7.114333<text:tab/>success</text:p>
          </table:table-cell>
        </table:table-row>
        <table:table-row table:style-name="ro1">
          <table:table-cell office:value-type="string" calcext:value-type="string">
            <text:p>Kirn, Germany<text:tab/>49.790682<text:tab/>7.457755<text:tab/>success</text:p>
          </table:table-cell>
        </table:table-row>
        <table:table-row table:style-name="ro1">
          <table:table-cell office:value-type="string" calcext:value-type="string">
            <text:p>Mayschoß, Germany<text:tab/>50.520006<text:tab/>7.018594<text:tab/>success</text:p>
          </table:table-cell>
        </table:table-row>
        <table:table-row table:style-name="ro1">
          <table:table-cell office:value-type="string" calcext:value-type="string">
            <text:p>Monzingen, Germany<text:tab/>49.794967<text:tab/>7.592232<text:tab/>success</text:p>
          </table:table-cell>
        </table:table-row>
        <table:table-row table:style-name="ro1">
          <table:table-cell office:value-type="string" calcext:value-type="string">
            <text:p>Nieder Kostenz, Germany<text:tab/>49.95<text:tab/>7.36667<text:tab/>success</text:p>
          </table:table-cell>
        </table:table-row>
        <table:table-row table:style-name="ro1">
          <table:table-cell office:value-type="string" calcext:value-type="string">
            <text:p>Niederheimbach, Germany<text:tab/>50.89583<text:tab/>7.354348<text:tab/>success</text:p>
          </table:table-cell>
        </table:table-row>
        <table:table-row table:style-name="ro1">
          <table:table-cell office:value-type="string" calcext:value-type="string">
            <text:p>Oberotterbach, Germany<text:tab/>49.069313<text:tab/>7.970652<text:tab/>success</text:p>
          </table:table-cell>
        </table:table-row>
        <table:table-row table:style-name="ro1">
          <table:table-cell office:value-type="string" calcext:value-type="string">
            <text:p>Ollheim, Germany<text:tab/>50.686311<text:tab/>6.894618<text:tab/>success</text:p>
          </table:table-cell>
        </table:table-row>
        <table:table-row table:style-name="ro1">
          <table:table-cell office:value-type="string" calcext:value-type="string">
            <text:p>Pfalzfeld, Germany<text:tab/>50.11667<text:tab/>7.58333<text:tab/>success</text:p>
          </table:table-cell>
        </table:table-row>
        <table:table-row table:style-name="ro1">
          <table:table-cell office:value-type="string" calcext:value-type="string">
            <text:p>Reimsbach, Germany<text:tab/>49.4506<text:tab/>6.76751<text:tab/>success</text:p>
          </table:table-cell>
        </table:table-row>
        <table:table-row table:style-name="ro1">
          <table:table-cell office:value-type="string" calcext:value-type="string">
            <text:p>Villip, Germany<text:tab/>50.63682<text:tab/>7.09592<text:tab/>success</text:p>
          </table:table-cell>
        </table:table-row>
        <table:table-row table:style-name="ro1">
          <table:table-cell office:value-type="string" calcext:value-type="string">
            <text:p>Wehr, Germany<text:tab/>47.632564<text:tab/>7.908469<text:tab/>success</text:p>
          </table:table-cell>
        </table:table-row>
        <table:table-row table:style-name="ro1">
          <table:table-cell office:value-type="string" calcext:value-type="string">
            <text:p>Bacharach, Germany<text:tab/>50.055302<text:tab/>7.772939<text:tab/>success</text:p>
          </table:table-cell>
        </table:table-row>
        <table:table-row table:style-name="ro1">
          <table:table-cell office:value-type="string" calcext:value-type="string">
            <text:p>Brouviller, France<text:tab/>48.765784<text:tab/>7.159025<text:tab/>success</text:p>
          </table:table-cell>
        </table:table-row>
        <table:table-row table:style-name="ro1">
          <table:table-cell office:value-type="string" calcext:value-type="string">
            <text:p>Blankenrath, Germany<text:tab/>50.039196<text:tab/>7.302056<text:tab/>success</text:p>
          </table:table-cell>
        </table:table-row>
        <table:table-row table:style-name="ro1">
          <table:table-cell office:value-type="string" calcext:value-type="string">
            <text:p>Fürstenfeldbruck, Germany<text:tab/>48.181155<text:tab/>11.25548<text:tab/>success</text:p>
          </table:table-cell>
        </table:table-row>
        <table:table-row table:style-name="ro1">
          <table:table-cell office:value-type="string" calcext:value-type="string">
            <text:p>Burgbrohl, Germany<text:tab/>50.455313<text:tab/>7.27505<text:tab/>success</text:p>
          </table:table-cell>
        </table:table-row>
        <table:table-row table:style-name="ro1">
          <table:table-cell office:value-type="string" calcext:value-type="string">
            <text:p>Erbringen Hargarten, Germany<text:tab/>49.45027<text:tab/>6.738433<text:tab/>success</text:p>
          </table:table-cell>
        </table:table-row>
        <table:table-row table:style-name="ro1">
          <table:table-cell office:value-type="string" calcext:value-type="string">
            <text:p>Gödenroth, Germany<text:tab/>50.0833<text:tab/>7.48333<text:tab/>success</text:p>
          </table:table-cell>
        </table:table-row>
        <table:table-row table:style-name="ro1">
          <table:table-cell office:value-type="string" calcext:value-type="string">
            <text:p>Halsenbach, Germany<text:tab/>50.173828<text:tab/>7.556101<text:tab/>success</text:p>
          </table:table-cell>
        </table:table-row>
        <table:table-row table:style-name="ro1">
          <table:table-cell office:value-type="string" calcext:value-type="string">
            <text:p>Hinterweidenthal, Germany<text:tab/>49.19773<text:tab/>7.751657<text:tab/>success</text:p>
          </table:table-cell>
        </table:table-row>
        <table:table-row table:style-name="ro1">
          <table:table-cell office:value-type="string" calcext:value-type="string">
            <text:p>Ilbesheim bei Landau in der Pfalz, Germany<text:tab/>49.183227<text:tab/>8.051524<text:tab/>success</text:p>
          </table:table-cell>
        </table:table-row>
        <table:table-row table:style-name="ro1">
          <table:table-cell office:value-type="string" calcext:value-type="string">
            <text:p>Siersburg, Germany<text:tab/>49.361751<text:tab/>6.665503<text:tab/>success</text:p>
          </table:table-cell>
        </table:table-row>
        <table:table-row table:style-name="ro1">
          <table:table-cell office:value-type="string" calcext:value-type="string">
            <text:p>Treis-Karden, Germany<text:tab/>50.171456<text:tab/>7.299869<text:tab/>success</text:p>
          </table:table-cell>
        </table:table-row>
        <table:table-row table:style-name="ro1">
          <table:table-cell office:value-type="string" calcext:value-type="string">
            <text:p>Kastellaun, Germany<text:tab/>50.07089<text:tab/>7.444446<text:tab/>success</text:p>
          </table:table-cell>
        </table:table-row>
        <table:table-row table:style-name="ro1">
          <table:table-cell office:value-type="string" calcext:value-type="string">
            <text:p>Koblenz, Germany<text:tab/>50.355975<text:tab/>7.592158<text:tab/>success</text:p>
          </table:table-cell>
        </table:table-row>
        <table:table-row table:style-name="ro1">
          <table:table-cell office:value-type="string" calcext:value-type="string">
            <text:p>Königsfeld im Schwarzwald, Germany<text:tab/>48.141465<text:tab/>8.421903<text:tab/>success</text:p>
          </table:table-cell>
        </table:table-row>
        <table:table-row table:style-name="ro1">
          <table:table-cell office:value-type="string" calcext:value-type="string">
            <text:p>Landau, Germany<text:tab/>49.19867<text:tab/>8.120824<text:tab/>success</text:p>
          </table:table-cell>
        </table:table-row>
        <table:table-row table:style-name="ro1">
          <table:table-cell office:value-type="string" calcext:value-type="string">
            <text:p>Mandel, Germany<text:tab/>49.854031<text:tab/>7.775424<text:tab/>success</text:p>
          </table:table-cell>
        </table:table-row>
        <table:table-row table:style-name="ro1">
          <table:table-cell office:value-type="string" calcext:value-type="string">
            <text:p>Merzig, Germany<text:tab/>49.465511<text:tab/>6.620629<text:tab/>success</text:p>
          </table:table-cell>
        </table:table-row>
        <table:table-row table:style-name="ro1">
          <table:table-cell office:value-type="string" calcext:value-type="string">
            <text:p>Merzig, Germany<text:tab/>49.465511<text:tab/>6.620629<text:tab/>success</text:p>
          </table:table-cell>
        </table:table-row>
        <table:table-row table:style-name="ro1">
          <table:table-cell office:value-type="string" calcext:value-type="string">
            <text:p>Merkstein, Übach-Palenberg, Germany<text:tab/>50.881458<text:tab/>6.125827<text:tab/>success</text:p>
          </table:table-cell>
        </table:table-row>
        <table:table-row table:style-name="ro1">
          <table:table-cell office:value-type="string" calcext:value-type="string">
            <text:p>Namborn, Germany<text:tab/>49.507887<text:tab/>7.156112<text:tab/>success</text:p>
          </table:table-cell>
        </table:table-row>
        <table:table-row table:style-name="ro1">
          <table:table-cell office:value-type="string" calcext:value-type="string">
            <text:p>Nohn, Germany<text:tab/>50.33079<text:tab/>6.789<text:tab/>success</text:p>
          </table:table-cell>
        </table:table-row>
        <table:table-row table:style-name="ro1">
          <table:table-cell office:value-type="string" calcext:value-type="string">
            <text:p>Nahe, Germany<text:tab/>53.791942<text:tab/>10.13459<text:tab/>success</text:p>
          </table:table-cell>
        </table:table-row>
        <table:table-row table:style-name="ro1">
          <table:table-cell office:value-type="string" calcext:value-type="string">
            <text:p>Oberhöchstadt, Germany<text:tab/>50.18371<text:tab/>8.54153<text:tab/>success</text:p>
          </table:table-cell>
        </table:table-row>
        <table:table-row table:style-name="ro1">
          <table:table-cell office:value-type="string" calcext:value-type="string">
            <text:p>Polch, Germany<text:tab/>50.300992<text:tab/>7.310756<text:tab/>success</text:p>
          </table:table-cell>
        </table:table-row>
        <table:table-row table:style-name="ro1">
          <table:table-cell office:value-type="string" calcext:value-type="string">
            <text:p>Rehlingen, Germany<text:tab/>53.10572<text:tab/>10.22092<text:tab/>success</text:p>
          </table:table-cell>
        </table:table-row>
        <table:table-row table:style-name="ro1">
          <table:table-cell office:value-type="string" calcext:value-type="string">
            <text:p>Rheinbach, Germany<text:tab/>50.626108<text:tab/>6.947908<text:tab/>success</text:p>
          </table:table-cell>
        </table:table-row>
        <table:table-row table:style-name="ro1">
          <table:table-cell office:value-type="string" calcext:value-type="string">
            <text:p>Roden, Germany<text:tab/>49.89409<text:tab/>9.626802<text:tab/>success</text:p>
          </table:table-cell>
        </table:table-row>
        <table:table-row table:style-name="ro1">
          <table:table-cell office:value-type="string" calcext:value-type="string">
            <text:p>Sankt Johann, Germany<text:tab/>50.347242<text:tab/>7.195424<text:tab/>success</text:p>
          </table:table-cell>
        </table:table-row>
        <table:table-row table:style-name="ro1">
          <table:table-cell office:value-type="string" calcext:value-type="string">
            <text:p>Trulben, Germany<text:tab/>49.139884<text:tab/>7.546045<text:tab/>success</text:p>
          </table:table-cell>
        </table:table-row>
        <table:table-row table:style-name="ro1">
          <table:table-cell office:value-type="string" calcext:value-type="string">
            <text:p>Mettlach, Germany<text:tab/>49.495312<text:tab/>6.598303<text:tab/>success</text:p>
          </table:table-cell>
        </table:table-row>
        <table:table-row table:style-name="ro1">
          <table:table-cell office:value-type="string" calcext:value-type="string">
            <text:p>Wiebelsheim, Germany<text:tab/>50.08333<text:tab/>7.63333<text:tab/>success</text:p>
          </table:table-cell>
        </table:table-row>
        <table:table-row table:style-name="ro1">
          <table:table-cell office:value-type="string" calcext:value-type="string">
            <text:p>Adendorf, Germany<text:tab/>53.286505<text:tab/>10.450219<text:tab/>success</text:p>
          </table:table-cell>
        </table:table-row>
        <table:table-row table:style-name="ro1">
          <table:table-cell office:value-type="string" calcext:value-type="string">
            <text:p>Andernach, Germany<text:tab/>50.431608<text:tab/>7.40642<text:tab/>success</text:p>
          </table:table-cell>
        </table:table-row>
        <table:table-row table:style-name="ro1">
          <table:table-cell office:value-type="string" calcext:value-type="string">
            <text:p>Landau, Germany<text:tab/>49.19867<text:tab/>8.120824<text:tab/>success</text:p>
          </table:table-cell>
        </table:table-row>
        <table:table-row table:style-name="ro1">
          <table:table-cell office:value-type="string" calcext:value-type="string">
            <text:p>Aschbach, France<text:tab/>48.934585<text:tab/>7.983392<text:tab/>success</text:p>
          </table:table-cell>
        </table:table-row>
        <table:table-row table:style-name="ro1">
          <table:table-cell office:value-type="string" calcext:value-type="string">
            <text:p>Bendorf, Germany<text:tab/>50.424474<text:tab/>7.567346<text:tab/>success</text:p>
          </table:table-cell>
        </table:table-row>
        <table:table-row table:style-name="ro1">
          <table:table-cell office:value-type="string" calcext:value-type="string">
            <text:p>Bobenthal, Germany<text:tab/>49.0633<text:tab/>7.857421<text:tab/>success</text:p>
          </table:table-cell>
        </table:table-row>
        <table:table-row table:style-name="ro1">
          <table:table-cell office:value-type="string" calcext:value-type="string">
            <text:p>Bundenthal, Germany<text:tab/>49.097825<text:tab/>7.808095<text:tab/>success</text:p>
          </table:table-cell>
        </table:table-row>
        <table:table-row table:style-name="ro1">
          <table:table-cell office:value-type="string" calcext:value-type="string">
            <text:p>Burgen, Germany<text:tab/>50.183791<text:tab/>7.338653<text:tab/>success</text:p>
          </table:table-cell>
        </table:table-row>
        <table:table-row table:style-name="ro1">
          <table:table-cell office:value-type="string" calcext:value-type="string">
            <text:p>Cochem, Germany<text:tab/>50.155981<text:tab/>7.173496<text:tab/>success</text:p>
          </table:table-cell>
        </table:table-row>
        <table:table-row table:style-name="ro1">
          <table:table-cell office:value-type="string" calcext:value-type="string">
            <text:p>Kirchberg, Germany<text:tab/>50.66142<text:tab/>8.716068<text:tab/>success</text:p>
          </table:table-cell>
        </table:table-row>
        <table:table-row table:style-name="ro1">
          <table:table-cell office:value-type="string" calcext:value-type="string">
            <text:p>Dörrenbach, Germany<text:tab/>49.089245<text:tab/>7.959792<text:tab/>success</text:p>
          </table:table-cell>
        </table:table-row>
        <table:table-row table:style-name="ro1">
          <table:table-cell office:value-type="string" calcext:value-type="string">
            <text:p>Dreisbach, Germany<text:tab/>50.616008<text:tab/>7.932013<text:tab/>success</text:p>
          </table:table-cell>
        </table:table-row>
        <table:table-row table:style-name="ro1">
          <table:table-cell office:value-type="string" calcext:value-type="string">
            <text:p>Essingen, Germany<text:tab/>48.810507<text:tab/>10.026964<text:tab/>success</text:p>
          </table:table-cell>
        </table:table-row>
        <table:table-row table:style-name="ro1">
          <table:table-cell office:value-type="string" calcext:value-type="string">
            <text:p>Gelsdorf, Germany<text:tab/>50.585615<text:tab/>7.032394<text:tab/>success</text:p>
          </table:table-cell>
        </table:table-row>
        <table:table-row table:style-name="ro1">
          <table:table-cell office:value-type="string" calcext:value-type="string">
            <text:p>Hatzenbühl, Germany<text:tab/>49.109341<text:tab/>8.24319<text:tab/>success</text:p>
          </table:table-cell>
        </table:table-row>
        <table:table-row table:style-name="ro1">
          <table:table-cell office:value-type="string" calcext:value-type="string">
            <text:p>Schwalbach, Germany<text:tab/>49.962075<text:tab/>11.293297<text:tab/>success</text:p>
          </table:table-cell>
        </table:table-row>
        <table:table-row table:style-name="ro1">
          <table:table-cell office:value-type="string" calcext:value-type="string">
            <text:p>Wallerfangen, Germany<text:tab/>49.326144<text:tab/>6.717103<text:tab/>success</text:p>
          </table:table-cell>
        </table:table-row>
        <table:table-row table:style-name="ro1">
          <table:table-cell office:value-type="string" calcext:value-type="string">
            <text:p>Laubach, Germany<text:tab/>50.545215<text:tab/>8.985686<text:tab/>success</text:p>
          </table:table-cell>
        </table:table-row>
        <table:table-row table:style-name="ro1">
          <table:table-cell office:value-type="string" calcext:value-type="string">
            <text:p>Marpingen, Germany<text:tab/>49.452047<text:tab/>7.058862<text:tab/>success</text:p>
          </table:table-cell>
        </table:table-row>
        <table:table-row table:style-name="ro1">
          <table:table-cell office:value-type="string" calcext:value-type="string">
            <text:p>Münchweiler an der Rodalb, Germany<text:tab/>49.21788<text:tab/>7.702567<text:tab/>success</text:p>
          </table:table-cell>
        </table:table-row>
        <table:table-row table:style-name="ro1">
          <table:table-cell office:value-type="string" calcext:value-type="string">
            <text:p>Münster, Germany<text:tab/>51.954044<text:tab/>7.624747<text:tab/>success</text:p>
          </table:table-cell>
        </table:table-row>
        <table:table-row table:style-name="ro1">
          <table:table-cell office:value-type="string" calcext:value-type="string">
            <text:p>Niedaltdorf, Germany<text:tab/>49.343687<text:tab/>6.594032<text:tab/>success</text:p>
          </table:table-cell>
        </table:table-row>
        <table:table-row table:style-name="ro1">
          <table:table-cell office:value-type="string" calcext:value-type="string">
            <text:p>Alfter, Germany<text:tab/>50.75422<text:tab/>7.013419<text:tab/>success</text:p>
          </table:table-cell>
        </table:table-row>
        <table:table-row table:style-name="ro1">
          <table:table-cell office:value-type="string" calcext:value-type="string">
            <text:p>Orscholz, Germany<text:tab/>49.50593<text:tab/>6.52502<text:tab/>success</text:p>
          </table:table-cell>
        </table:table-row>
        <table:table-row table:style-name="ro1">
          <table:table-cell office:value-type="string" calcext:value-type="string">
            <text:p>Queichheim, Landau, Germany<text:tab/>49.196181<text:tab/>8.143468<text:tab/>success</text:p>
          </table:table-cell>
        </table:table-row>
        <table:table-row table:style-name="ro1">
          <table:table-cell office:value-type="string" calcext:value-type="string">
            <text:p>Rülzheim, Germany<text:tab/>49.154164<text:tab/>8.291435<text:tab/>success</text:p>
          </table:table-cell>
        </table:table-row>
        <table:table-row table:style-name="ro1">
          <table:table-cell office:value-type="string" calcext:value-type="string">
            <text:p>Schaidt, Germany<text:tab/>49.05994<text:tab/>8.08206<text:tab/>success</text:p>
          </table:table-cell>
        </table:table-row>
        <table:table-row table:style-name="ro1">
          <table:table-cell office:value-type="string" calcext:value-type="string">
            <text:p>Simmern, Germany<text:tab/>50.388064<text:tab/>7.672544<text:tab/>success</text:p>
          </table:table-cell>
        </table:table-row>
        <table:table-row table:style-name="ro1">
          <table:table-cell office:value-type="string" calcext:value-type="string">
            <text:p>Sinzig, Germany<text:tab/>50.549136<text:tab/>7.24869<text:tab/>success</text:p>
          </table:table-cell>
        </table:table-row>
        <table:table-row table:style-name="ro1">
          <table:table-cell office:value-type="string" calcext:value-type="string">
            <text:p>Bad Sobernheim, Germany<text:tab/>49.787151<text:tab/>7.648428<text:tab/>success</text:p>
          </table:table-cell>
        </table:table-row>
        <table:table-row table:style-name="ro1">
          <table:table-cell office:value-type="string" calcext:value-type="string">
            <text:p>Lebach, Germany<text:tab/>49.408331<text:tab/>6.906867<text:tab/>success</text:p>
          </table:table-cell>
        </table:table-row>
        <table:table-row table:style-name="ro1">
          <table:table-cell office:value-type="string" calcext:value-type="string">
            <text:p>Treis-Karden, Germany<text:tab/>50.171456<text:tab/>7.299869<text:tab/>success</text:p>
          </table:table-cell>
        </table:table-row>
        <table:table-row table:style-name="ro1">
          <table:table-cell office:value-type="string" calcext:value-type="string">
            <text:p>Überherrn, Germany<text:tab/>49.242417<text:tab/>6.70116<text:tab/>success</text:p>
          </table:table-cell>
        </table:table-row>
        <table:table-row table:style-name="ro1">
          <table:table-cell office:value-type="string" calcext:value-type="string">
            <text:p>Ulmen, Germany<text:tab/>50.213977<text:tab/>6.973923<text:tab/>success</text:p>
          </table:table-cell>
        </table:table-row>
        <table:table-row table:style-name="ro1">
          <table:table-cell office:value-type="string" calcext:value-type="string">
            <text:p>Unzenberg, Germany<text:tab/>49.9667<text:tab/>7.45<text:tab/>success</text:p>
          </table:table-cell>
        </table:table-row>
        <table:table-row table:style-name="ro1">
          <table:table-cell office:value-type="string" calcext:value-type="string">
            <text:p>Vollmersweiler, Germany<text:tab/>49.065<text:tab/>8.07722<text:tab/>success</text:p>
          </table:table-cell>
        </table:table-row>
        <table:table-row table:style-name="ro1">
          <table:table-cell office:value-type="string" calcext:value-type="string">
            <text:p>Wallerfangen, Germany<text:tab/>49.326144<text:tab/>6.717103<text:tab/>success</text:p>
          </table:table-cell>
        </table:table-row>
        <table:table-row table:style-name="ro1">
          <table:table-cell office:value-type="string" calcext:value-type="string">
            <text:p>Wegberg, Germany<text:tab/>51.141033<text:tab/>6.279084<text:tab/>success</text:p>
          </table:table-cell>
        </table:table-row>
        <table:table-row table:style-name="ro1">
          <table:table-cell office:value-type="string" calcext:value-type="string">
            <text:p>Windesheim, Germany<text:tab/>49.906123<text:tab/>7.817664<text:tab/>suc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9T16:56:47.549000000</meta:creation-date>
    <dc:date>2022-06-29T16:57:29.213000000</dc:date>
    <meta:editing-duration>PT42S</meta:editing-duration>
    <meta:editing-cycles>1</meta:editing-cycles>
    <meta:document-statistic meta:table-count="1" meta:cell-count="179" meta:object-count="0"/>
    <meta:generator>LibreOffice/6.4.3.2$Windows_X86_64 LibreOffice_project/747b5d0ebf89f41c860ec2a39efd7cb15b54f2d8</meta:generator>
  </office:meta>
</office:document-meta>
</file>